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Literal.getLiter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iteral.generateCode( MethodVisitor mv , CodeFlow 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atLiteral.is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Literal.FloatLiteral( String payload , int startPos , int endPos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